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tyle="italic"/>
    </style:style>
    <style:style style:name="P4" style:family="paragraph">
      <style:paragraph-properties fo:text-align="center"/>
      <style:text-properties fo:font-style="italic"/>
    </style:style>
    <style:style style:name="T1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2" draw:layer="layout" svg:width="3.81cm" svg:height="1.27cm" svg:x="14.326cm" svg:y="1.626cm">
          <text:p text:style-name="P1">Metazoa</text:p>
        </draw:rect>
        <draw:rect draw:style-name="gr2" draw:text-style-name="P2" draw:id="id1" draw:layer="layout" svg:width="3.81cm" svg:height="1.27cm" svg:x="14.326cm" svg:y="4.166cm">
          <text:p text:style-name="P1">Mammalia</text:p>
        </draw:rect>
        <draw:rect draw:style-name="gr2" draw:text-style-name="P2" draw:id="id3" draw:layer="layout" svg:width="3.81cm" svg:height="1.27cm" svg:x="7.976cm" svg:y="6.706cm">
          <text:p text:style-name="P1">Carnivora</text:p>
        </draw:rect>
        <draw:rect draw:style-name="gr2" draw:text-style-name="P2" draw:id="id5" draw:layer="layout" svg:width="3.81cm" svg:height="1.27cm" svg:x="2.896cm" svg:y="9.246cm">
          <text:p text:style-name="P1">Canidae</text:p>
        </draw:rect>
        <draw:rect draw:style-name="gr2" draw:text-style-name="P2" draw:id="id6" draw:layer="layout" svg:width="4.445cm" svg:height="1.27cm" svg:x="13.056cm" svg:y="9.246cm">
          <text:p text:style-name="P1">Felidae</text:p>
        </draw:rect>
        <draw:rect draw:style-name="gr2" draw:text-style-name="P4" draw:id="id15" draw:layer="layout" svg:width="3.81cm" svg:height="1.27cm" svg:x="2.896cm" svg:y="11.786cm">
          <text:p text:style-name="P3"><text:span text:style-name="T1">Canis</text:span></text:p>
        </draw:rect>
        <draw:rect draw:style-name="gr2" draw:text-style-name="P4" draw:id="id11" draw:layer="layout" svg:width="3.454cm" svg:height="1.27cm" svg:x="11.151cm" svg:y="12.065cm">
          <text:p text:style-name="P3"><text:span text:style-name="T1">Felis</text:span></text:p>
        </draw:rect>
        <draw:rect draw:style-name="gr2" draw:text-style-name="P2" draw:id="id14" draw:layer="layout" svg:width="3.81cm" svg:height="1.626cm" svg:x="5.715cm" svg:y="14.605cm">
          <text:p text:style-name="P1"><text:span text:style-name="T1">familiaris</text:span></text:p>
          <text:p text:style-name="P1">(dog)</text:p>
        </draw:rect>
        <draw:rect draw:style-name="gr2" draw:text-style-name="P2" draw:id="id12" draw:layer="layout" svg:width="3.454cm" svg:height="1.626cm" svg:x="11.151cm" svg:y="14.605cm">
          <text:p text:style-name="P1"><text:span text:style-name="T1">catus</text:span></text:p>
          <text:p text:style-name="P1">(cat)</text:p>
        </draw:rect>
        <draw:rect draw:style-name="gr2" draw:text-style-name="P2" draw:id="id16" draw:layer="layout" svg:width="3.175cm" svg:height="1.626cm" svg:x="1.27cm" svg:y="14.605cm">
          <text:p text:style-name="P1"><text:span text:style-name="T1">latrans</text:span></text:p>
          <text:p text:style-name="P1">(coyote)</text:p>
        </draw:rect>
        <draw:rect draw:style-name="gr2" draw:text-style-name="P4" draw:id="id10" draw:layer="layout" svg:width="3.531cm" svg:height="1.27cm" svg:x="16.51cm" svg:y="12.065cm">
          <text:p text:style-name="P3"><text:span text:style-name="T1">Lynx</text:span></text:p>
        </draw:rect>
        <draw:rect draw:style-name="gr2" draw:text-style-name="P2" draw:id="id13" draw:layer="layout" svg:width="3.531cm" svg:height="1.626cm" svg:x="16.51cm" svg:y="14.605cm">
          <text:p text:style-name="P1"><text:span text:style-name="T1">rufus</text:span></text:p>
          <text:p text:style-name="P1">(bobcat)</text:p>
        </draw:rect>
        <draw:rect draw:style-name="gr2" draw:text-style-name="P2" draw:id="id4" draw:layer="layout" svg:width="3.175cm" svg:height="1.27cm" svg:x="21.946cm" svg:y="6.706cm">
          <text:p text:style-name="P1">primates</text:p>
        </draw:rect>
        <draw:rect draw:style-name="gr2" draw:text-style-name="P2" draw:id="id7" draw:layer="layout" svg:width="3.175cm" svg:height="1.27cm" svg:x="21.946cm" svg:y="9.246cm">
          <text:p text:style-name="P1">Homidae</text:p>
        </draw:rect>
        <draw:rect draw:style-name="gr2" draw:text-style-name="P4" draw:id="id8" draw:layer="layout" svg:width="3.175cm" svg:height="1.27cm" svg:x="21.946cm" svg:y="12.065cm">
          <text:p text:style-name="P3"><text:span text:style-name="T1">Homo</text:span></text:p>
        </draw:rect>
        <draw:rect draw:style-name="gr2" draw:text-style-name="P2" draw:id="id9" draw:layer="layout" svg:width="3.175cm" svg:height="1.626cm" svg:x="21.946cm" svg:y="14.605cm">
          <text:p text:style-name="P1"><text:span text:style-name="T1">sapiens</text:span></text:p>
          <text:p text:style-name="P1">(human)</text:p>
        </draw:rect>
        <draw:connector draw:style-name="gr3" draw:text-style-name="P2" draw:layer="layout" draw:type="line" svg:x1="16.231cm" svg:y1="4.166cm" svg:x2="16.231cm" svg:y2="2.896cm" draw:start-shape="id1" draw:start-glue-point="0" draw:end-shape="id2" draw:end-glue-point="2">
          <text:p/>
        </draw:connector>
        <draw:connector draw:style-name="gr3" draw:text-style-name="P2" draw:layer="layout" svg:x1="9.881cm" svg:y1="6.706cm" svg:x2="16.231cm" svg:y2="5.436cm" draw:start-shape="id3" draw:start-glue-point="0" draw:end-shape="id1" draw:end-glue-point="2">
          <text:p/>
        </draw:connector>
        <draw:connector draw:style-name="gr3" draw:text-style-name="P2" draw:layer="layout" svg:x1="23.533cm" svg:y1="6.706cm" svg:x2="16.231cm" svg:y2="5.436cm" draw:start-shape="id4" draw:start-glue-point="0" draw:end-shape="id1" draw:end-glue-point="2">
          <text:p/>
        </draw:connector>
        <draw:connector draw:style-name="gr3" draw:text-style-name="P2" draw:layer="layout" svg:x1="4.801cm" svg:y1="9.246cm" svg:x2="9.881cm" svg:y2="7.976cm" draw:start-shape="id5" draw:start-glue-point="0" draw:end-shape="id3">
          <text:p/>
        </draw:connector>
        <draw:connector draw:style-name="gr3" draw:text-style-name="P2" draw:layer="layout" svg:x1="15.278cm" svg:y1="9.246cm" svg:x2="9.881cm" svg:y2="7.976cm" draw:start-shape="id6" draw:start-glue-point="0" draw:end-shape="id3" draw:end-glue-point="2">
          <text:p/>
        </draw:connector>
        <draw:connector draw:style-name="gr3" draw:text-style-name="P2" draw:layer="layout" svg:x1="23.533cm" svg:y1="9.246cm" svg:x2="23.533cm" svg:y2="7.976cm" draw:start-shape="id7" draw:start-glue-point="0" draw:end-shape="id4" draw:end-glue-point="2">
          <text:p/>
        </draw:connector>
        <draw:connector draw:style-name="gr3" draw:text-style-name="P2" draw:layer="layout" svg:x1="23.533cm" svg:y1="12.065cm" svg:x2="23.533cm" svg:y2="10.516cm" draw:start-shape="id8" draw:start-glue-point="0" draw:end-shape="id7" draw:end-glue-point="2">
          <text:p/>
        </draw:connector>
        <draw:connector draw:style-name="gr3" draw:text-style-name="P2" draw:layer="layout" svg:x1="23.533cm" svg:y1="14.605cm" svg:x2="23.533cm" svg:y2="13.335cm" draw:start-shape="id9" draw:start-glue-point="0" draw:end-shape="id8" draw:end-glue-point="2">
          <text:p/>
        </draw:connector>
        <draw:connector draw:style-name="gr3" draw:text-style-name="P2" draw:layer="layout" svg:x1="18.275cm" svg:y1="12.065cm" svg:x2="15.278cm" svg:y2="10.516cm" draw:start-shape="id10" draw:start-glue-point="0" draw:end-shape="id6">
          <text:p/>
        </draw:connector>
        <draw:connector draw:style-name="gr3" draw:text-style-name="P2" draw:layer="layout" svg:x1="12.878cm" svg:y1="12.065cm" svg:x2="15.278cm" svg:y2="10.516cm" draw:start-shape="id11" draw:start-glue-point="0" draw:end-shape="id6" draw:end-glue-point="2">
          <text:p/>
        </draw:connector>
        <draw:connector draw:style-name="gr3" draw:text-style-name="P2" draw:layer="layout" svg:x1="12.878cm" svg:y1="14.605cm" svg:x2="12.878cm" svg:y2="13.335cm" draw:start-shape="id12" draw:start-glue-point="0" draw:end-shape="id11" draw:end-glue-point="2">
          <text:p/>
        </draw:connector>
        <draw:connector draw:style-name="gr3" draw:text-style-name="P2" draw:layer="layout" svg:x1="18.275cm" svg:y1="14.605cm" svg:x2="18.275cm" svg:y2="13.335cm" draw:start-shape="id13" draw:start-glue-point="0" draw:end-shape="id10" draw:end-glue-point="2">
          <text:p/>
        </draw:connector>
        <draw:connector draw:style-name="gr3" draw:text-style-name="P2" draw:layer="layout" svg:x1="7.62cm" svg:y1="14.605cm" svg:x2="4.801cm" svg:y2="13.056cm" draw:start-shape="id14" draw:start-glue-point="0" draw:end-shape="id15" draw:end-glue-point="2">
          <text:p/>
        </draw:connector>
        <draw:connector draw:style-name="gr3" draw:text-style-name="P2" draw:layer="layout" svg:x1="2.857cm" svg:y1="14.605cm" svg:x2="4.801cm" svg:y2="13.056cm" draw:start-shape="id16" draw:start-glue-point="0" draw:end-shape="id15" draw:end-glue-point="2">
          <text:p/>
        </draw:connector>
        <draw:connector draw:style-name="gr3" draw:text-style-name="P2" draw:layer="layout" svg:x1="4.801cm" svg:y1="11.786cm" svg:x2="4.801cm" svg:y2="10.516cm" draw:start-shape="id15" draw:start-glue-point="0" draw:end-shape="id5" draw:end-glue-point="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1.702cm" fo:margin-left="0.991cm" fo:margin-right="0.99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Ray Lischner</meta:initial-creator>
    <meta:creation-date>2006-07-13T13:59:50</meta:creation-date>
    <dc:creator>Ray Lischner</dc:creator>
    <dc:date>2006-09-22T14:35:18</dc:date>
    <dc:language>en-US</dc:language>
    <meta:editing-cycles>5</meta:editing-cycles>
    <meta:editing-duration>P3DT20H38M40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